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2019/5/14</text:p>
      <text:p text:style-name="Standard"/>
      <text:p text:style-name="Standard">Collection of JavaScript 'Classics' that I would like to know by heart. If I redo these exercises, it can take me a lot of time. I should learn them by heart!</text:p>
      <text:p text:style-name="Standard"/>
      <text:p text:style-name="Standard">1. </text:p>
      <text:p text:style-name="Standard"/>
      <text:p text:style-name="Standard">var x = [[1,2], [3,2], [5,7]];<text:line-break/>var odd = [];<text:line-break/>var even = [];<text:line-break/>for (var i = 0; i &lt; x.length; i++) {<text:line-break/>x[i].map(no =&gt; no % 2 == 0 ? even.push(no) : odd.push(no));<text:line-break/>}<text:line-break/>console.log('odd: ' + odd <text:s/>+ ' ' + 'even: ' + even);<text:line-break/><text:line-break/><text:line-break/>&gt; odd: 1,3,5,7 even: 2,2</text:p>
      <text:p text:style-name="Standard"/>
      <text:list xml:id="list7439667565672712873" text:style-name="L1">
        <text:list-item>
          <text:p text:style-name="P1">HackerRand 30 Day Challenge – Day 6<text:line-break/><text:a xlink:type="simple" xlink:href="https://www.hackerrank.com/challenges/30-review-loop/problem" text:style-name="Internet_20_link" text:visited-style-name="Visited_20_Internet_20_Link">https://www.hackerrank.com/challenges/30-review-loop/problem</text:a><text:line-break/><text:line-break/>var strg = "This walrus always wants food.";<text:line-break/><text:line-break/>function oddEven(strg) { <text:line-break/> var container = [];<text:line-break/> var arr = strg.split(' ');<text:line-break/> var even = [];<text:line-break/> var odd = [];<text:line-break/> <text:line-break/> for (var i = 0; i &lt; arr.length; i++) {<text:line-break/> container.push(arr[i].split(''));<text:line-break/> }<text:line-break/> <text:line-break/> for (var j = 0; j &lt; container.length; j++) {<text:line-break/> container[j].map((letter, index) =&gt; index % 2 == 0 ? even.push(letter) : odd.push(letter));<text:line-break/> console.log(even.join('') + ' <text:s/>' + odd.join(''));<text:line-break/> even.splice(0);<text:line-break/> odd.splice(0); <text:line-break/> }<text:line-break/>}<text:line-break/>undefined<text:line-break/>oddEven(strg);<text:line-break/>&gt; Ti <text:s/>hs<text:line-break/>&gt; wlu <text:s/>ars<text:line-break/>&gt; awy <text:s/>las<text:line-break/>&gt; wns <text:s/>at<text:line-break/>&gt; fo <text:s/>od<text:line-break/><text:line-break/></text:p>
        </text:list-item>
        <text:list-item>
          <text:p text:style-name="P1"><text:soft-page-break/>reduce() - count items in an array<text:line-break/>important: please note the 'initial value' at the end of the method. In this example it is an empty object '{}' <text:line-break/>reduce() has so many different applications, the 'initial value' can also be an array or the starting value<text:line-break/>Here we count the numbers of car models:<text:line-break/>let carCount = cars.reduce((model, count) =&gt; {<text:line-break/> if (count in model) {<text:line-break/> model[count]++; <text:s text:c="46"/>// sets the object {model: count}, e.g. {bmw:1}<text:line-break/> }<text:line-break/> else {<text:line-break/> model[count] = 1;<text:line-break/> }<text:line-break/> return model;<text:line-break/>}, <text:span text:style-name="T1">{}</text:span>) <text:s text:c="86"/>// the initial value {} <text:line-break/><text:line-break/>&gt; carCount;<text:line-break/>{Austin: 1, Range Rover: 1, Porsche: 3}<text:line-break/><text:line-break/>there are different ways of writing this, a variation:<text:line-break/>var cnt = cars.reduce((model, count) =&gt; {<text:line-break/> if (!model[count]) {<text:line-break/> model[count] = 1<text:line-break/> }<text:line-break/> else {<text:line-break/> model[count]++<text:line-break/> }<text:line-break/> return model;<text:line-break/>},{});<text:line-break/></text:p>
        </text:list-item>
        <text:list-item>
          <text:p text:style-name="P1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ke Dietz</meta:initial-creator>
    <meta:creation-date>2019-05-14T22:26:52.09</meta:creation-date>
    <meta:generator>OpenOffice/4.1.6$Win32 OpenOffice.org_project/416m1$Build-9790</meta:generator>
    <dc:date>2019-05-18T08:42:12.90</dc:date>
    <dc:creator>Mike Dietz</dc:creator>
    <meta:editing-duration>PT1H18M50S</meta:editing-duration>
    <meta:editing-cycles>6</meta:editing-cycles>
    <meta:document-statistic meta:table-count="0" meta:image-count="0" meta:object-count="0" meta:page-count="2" meta:paragraph-count="6" meta:word-count="315" meta:character-count="1936"/>
  </office:meta>
</office:document-meta>
</file>